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B4000005C8859C70F478047617.png" manifest:media-type="image/png"/>
  <manifest:file-entry manifest:full-path="Pictures/10000201000007E9000004186E8E063F30096F2A.png" manifest:media-type="image/png"/>
  <manifest:file-entry manifest:full-path="Pictures/10000201000007D0000007D0186A0A9E8BB062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132cm" svg:height="10.404cm" draw:transform="rotate (1.5707963267949) translate (2.504cm 21.958cm)">
            <draw:image xlink:href="Pictures/1000020100000AB4000005C8859C70F478047617.png" xlink:type="simple" xlink:show="embed" xlink:actuate="onLoad">
              <text:p/>
            </draw:image>
          </draw:frame>
          <draw:frame draw:style-name="gr1" draw:text-style-name="P1" draw:layer="layout" svg:width="16.941cm" svg:height="16.826cm" svg:x="12.975cm" svg:y="5.773cm">
            <draw:image xlink:href="Pictures/10000201000007D0000007D0186A0A9E8BB06293.png" xlink:type="simple" xlink:show="embed" xlink:actuate="onLoad">
              <text:p/>
            </draw:image>
          </draw:frame>
          <draw:frame draw:style-name="gr1" draw:text-style-name="P1" draw:layer="layout" svg:width="17.865cm" svg:height="9.309cm" draw:transform="rotate (1.5707963267949) translate (30.351cm 21.747cm)">
            <draw:image xlink:href="Pictures/10000201000007E9000004186E8E063F30096F2A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164cm" fo:page-height="25.4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01:41:55.752358305</meta:creation-date>
    <dc:date>2021-02-03T01:58:05.103004613</dc:date>
    <meta:editing-duration>PT5M59S</meta:editing-duration>
    <meta:editing-cycles>1</meta:editing-cycles>
    <meta:document-statistic meta:object-count="4"/>
    <meta:generator>LibreOffice/6.0.7.3$Linux_X86_64 LibreOffice_project/00m0$Build-3</meta:generator>
  </office:meta>
</office:document-meta>
</file>